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3" style:family="paragraph" style:parent-style-name="Standard">
      <style:text-properties style:font-name="Times New Roman" fo:font-size="12pt" fo:font-style="italic" style:font-name-asian="Times New Roman1" style:font-size-asian="12pt" style:font-style-asian="italic" style:font-name-complex="Times New Roman1" style:font-size-complex="12pt"/>
    </style:style>
    <style:style style:name="P4"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master-page-name="Standard">
      <style:paragraph-properties style:page-number="1"/>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Downfall of Terramagna</text:span></text:p>
      <text:p text:style-name="P1"/>
      <text:p text:style-name="Standard"><text:span text:style-name="T4">In the region now known as Terramagna, seven kingdoms fought violent wars until the founder, Emperor Terramagna I, reunited the kingdoms to form the Empire of Terramagna in 1207 YAE (Years After Enlightenment).</text:span></text:p>
      <text:p text:style-name="P1"/>
      <text:p text:style-name="Standard"><text:span text:style-name="T4">For a while, conditions in Terramagna improved. During Terramagna I's rule, Terramagna experienced significant economic growth, the creation of new art and machinery, prosperity, and most importantly, peace.</text:span></text:p>
      <text:p text:style-name="P1"/>
      <text:p text:style-name="Standard"><text:span text:style-name="T4">Good things must always come to an end, though. In 1220 YAE, Terramagna I died from an unknown cause without an heir. The most powerful of noblemen, Heiltur Dictatorus, took over the throne as Heiltur I.</text:span></text:p>
      <text:p text:style-name="P1"/>
      <text:p text:style-name="Standard"><text:span text:style-name="T4">His reign brought terror. High tax rates for the common person brought poverty and famine. Those that did not obey his rules, or dared to protest or say anything against him or his rules, would be forced to leave this world. Terramagnians would live in fear and misery.</text:span></text:p>
      <text:p text:style-name="P1"/>
      <text:p text:style-name="Standard"><text:span text:style-name="T4">There is only one hope, and that is you. You are the current leader of the Terramagnian Liberation Front (TLF), as of 1230 YAE.</text:span></text:p>
      <text:p text:style-name="P1"/>
      <text:p text:style-name="Standard"><text:span text:style-name="T4">You spent a lot of time rebelling against various of Heiltur's forces to provide justice to Terramagnian's receiving injustice. You gave them the opportunity to flee from danger.</text:span></text:p>
      <text:p text:style-name="P1"/>
      <text:p text:style-name="Standard"><text:span text:style-name="T4">After many quests and battles with Heiltur's forces, the time has come to end Heiltur's rule. The three ways to restore Terramagna's former glory are to assassinate Heiltur I, wage a battle with his forces, or enrage the public.</text:span></text:p>
      <text:p text:style-name="P1"/>
      <text:p text:style-name="Standard"><text:span text:style-name="T2">Assassination</text:span></text:p>
      <text:p text:style-name="P2"/>
      <text:p text:style-name="Standard"><text:span text:style-name="T4">You start planning on how to assassinate Heiltur I. However, when will it be the right time? Not when Heiltur I is in his palace, because it is guarded with high security.</text:span></text:p>
      <text:p text:style-name="P1"/>
      <text:p text:style-name="Standard"><text:soft-page-break/><text:span text:style-name="T4">Fortunately, you hear about Heiltur's plans to do a parade next week. You realize the kill must be delivered secretly.</text:span></text:p>
      <text:p text:style-name="P1"/>
      <text:p text:style-name="Standard"><text:span text:style-name="T4">You find that a poisoned needle launcher is the best way to do that. Other methods result in failure (ENDING 1). So, you and your rebels go to gather wood. You chop a piece of bark off after swinging your axe 8 times. Then, you catch a poison dart frog. You tip some of your needles with its poison. You are now ready to end the reign of terror.</text:span></text:p>
      <text:p text:style-name="P1"/>
      <text:p text:style-name="Standard"><text:span text:style-name="T4">On the day of the parade, you and your rebels disguise yourselves in the crowd, and you ready yourself to fire your poison needle. The emperor is moving toward the crowd on a chariot. You have to decide when to fire your shot and how high to shoot. (The best time to shoot is when he is close, and you shoot medium-high; otherwise, go to ENDING 1.)</text:span></text:p>
      <text:p text:style-name="P1"/>
      <text:p text:style-name="Standard"><text:span text:style-name="T4">If you succeed in shooting, you claim the throne with an arousing speech. The public is so aroused by your speech that they help you become emperor of Terramagna. The army of Terramagna has no choice but to submit to your rule (ENDING 2). If you fail in your attempt, go to ENDING 1.</text:span></text:p>
      <text:p text:style-name="P2"/>
      <text:p text:style-name="Standard"><text:span text:style-name="T2">Wage a Battle</text:span></text:p>
      <text:p text:style-name="P2"/>
      <text:p text:style-name="Standard"><text:span text:style-name="T4">You decide to wage a battle with Heiltur I. Before waging the battle, you find and recruit more soldiers from various villages to go to battle.</text:span></text:p>
      <text:p text:style-name="P1"/>
      <text:p text:style-name="Standard"><text:span text:style-name="T4">You hear about Heiltur's plans to do a parade next week. That would be the best time to start a battle since the emperor will be caught off-guard.</text:span></text:p>
      <text:p text:style-name="P1"/>
      <text:p text:style-name="Standard"><text:span text:style-name="T4">On the day of the parade, you bring your forces to the parade. Surprisingly, the soldiers are quickly able to form a sudden defence, and a battle ensues.</text:span></text:p>
      <text:p text:style-name="P1"/>
      <text:p text:style-name="Standard"><text:span text:style-name="T4">In order for victory, you must fight your way to the emperor. Your rebels are unable to since they are too busy fighting the emperor's soldiers. You will encounter 8 to 12 soldiers before your duel with the emperor.</text:span></text:p>
      <text:p text:style-name="P1"/>
      <text:p text:style-name="Standard"><text:span text:style-name="T3">Fighting Mechanism</text:span></text:p>
      <text:p text:style-name="P3"/>
      <text:p text:style-name="Standard"><text:span text:style-name="T4">When in a duel, you can attack by swinging your sword towards the legs, towards the body, or towards the head. You can choose to swing from your left or your right.</text:span></text:p>
      <text:p text:style-name="P1"><text:soft-page-break/></text:p>
      <text:p text:style-name="Standard"><text:span text:style-name="T4">You can also block an attack with your sword if you can predict where it will come from or dodge an attack by jumping or ducking. You win when your enemy's health reaches zero first, and you lose when your health reaches zero first.</text:span></text:p>
      <text:p text:style-name="P1"/>
      <text:p text:style-name="Standard"><text:span text:style-name="T4">Different soldiers will have different attack patterns, and recognizing them will ensure victory.</text:span></text:p>
      <text:p text:style-name="P1"/>
      <text:p text:style-name="Standard"><text:span text:style-name="T3">Back to Story</text:span></text:p>
      <text:p text:style-name="P3"/>
      <text:p text:style-name="Standard"><text:span text:style-name="T4">If you defeat the soldiers in your way, then you will be fighting the emperor Heiltur I himself.</text:span></text:p>
      <text:p text:style-name="P1"/>
      <text:p text:style-name="Standard"><text:span text:style-name="T4">If you are killed in battle, your rebellious act will fail, and Terramagna will be a tyranny for years to come (ENDING 1).</text:span></text:p>
      <text:p text:style-name="P1"/>
      <text:p text:style-name="Standard"><text:span text:style-name="T4">If you defeat the emperor Heiltur I himself, you will become emperor of Terramagna. Soldiers will give you their loyalty since you proved you are more worthy than Heiltur (ENDING 2).</text:span></text:p>
      <text:p text:style-name="P1"/>
      <text:p text:style-name="P1"/>
      <text:p text:style-name="Standard"><text:span text:style-name="T2">Enrage the Public</text:span></text:p>
      <text:p text:style-name="P2"/>
      <text:p text:style-name="Standard"><text:span text:style-name="T4">Sometimes, the best revolutions are started by the common person. However, the average Terramagnian lives in fear. Your solution to this is sending enraging books to Terramagnians in the night.</text:span></text:p>
      <text:p text:style-name="P1"/>
      <text:p text:style-name="Standard"><text:span text:style-name="T4">You draft your book and write 5 chapters to encourage Terramagnians to revolt. Each chapter has 5 pages.</text:span></text:p>
      <text:p text:style-name="P1"/>
      <text:p text:style-name="Standard"><text:span text:style-name="T4">Firstly, you have to decide how many copies to make. Using your rebels, you can make 10,000, 30,000, or 50,000 copies. You have to hope that your message is eventually spread by word of mouth.</text:span></text:p>
      <text:p text:style-name="P1"><text:soft-page-break/></text:p>
      <text:p text:style-name="Standard"><text:span text:style-name="T4">If you make 10,000 copies, you don't make enough copies for Terramagnians to spread the word and start a rebellion fearlessly. (ENDING 4)</text:span></text:p>
      <text:p text:style-name="P1"/>
      <text:p text:style-name="Standard"><text:span text:style-name="T4">If you make 30,000 copies, you make enough copies to spread to all Terramagnians, and the public starts a rebellion to ensure they are not ruled by another dictator again. (ENDING 3)</text:span></text:p>
      <text:p text:style-name="P1"/>
      <text:p text:style-name="Standard"><text:span text:style-name="T4">If you make 50,000 copies, you make too many copies. While spreading the messages, one of your rebels is caught and punished horribly. Eventually, he gives in and reveals the location of your hideout. (ENDING 1).</text:span></text:p>
      <text:p text:style-name="P1"/>
      <text:p text:style-name="Standard"><text:span text:style-name="T5">Endings</text:span></text:p>
      <text:p text:style-name="P4"/>
      <text:p text:style-name="Standard"><text:span text:style-name="T2">ENDING 1</text:span></text:p>
      <text:p text:style-name="P2"/>
      <text:p text:style-name="Standard"><text:span text:style-name="T4">Your entire rebellious group is caught and is unable to defend themselves. The emperor convicts the entire Terramagnian Liberation Front with treason.</text:span></text:p>
      <text:p text:style-name="P1"/>
      <text:p text:style-name="Standard"><text:span text:style-name="T4">One by one, every member of the TLF is prematurely sent to heaven by sword.</text:span></text:p>
      <text:p text:style-name="P1"/>
      <text:p text:style-name="Standard"><text:span text:style-name="T4">Dreams of another rebellion in Terramagna become crushed as Heiltur I strictens his rule and tightens his patrol of the empire.</text:span></text:p>
      <text:p text:style-name="P1"/>
      <text:p text:style-name="Standard"><text:span text:style-name="T2">ENDING 2</text:span></text:p>
      <text:p text:style-name="P2"/>
      <text:p text:style-name="Standard"><text:span text:style-name="T4">You become the new emperor of Terramagna. Despite your rebels causing harm to the Terramagnian Army, they submit to your rule and allow your rebels to join the army.</text:span></text:p>
      <text:p text:style-name="P1"/>
      <text:p text:style-name="Standard"><text:soft-page-break/><text:span text:style-name="T4">The general of the Terramagnian army in fact even praises your rebels since throughout your battles against Heiltur's rule, your rebels fought bravely and with skill.</text:span></text:p>
      <text:p text:style-name="P1"/>
      <text:p text:style-name="Standard"><text:span text:style-name="T4">However, you are not the solution to Terramagna's emperor problem. As time goes on, you find yourself becoming the very Heiltur that you swore to destroy.</text:span></text:p>
      <text:p text:style-name="P1"/>
      <text:p text:style-name="Standard"><text:span text:style-name="T2">ENDING 3</text:span></text:p>
      <text:p text:style-name="P1"/>
      <text:p text:style-name="Standard"><text:span text:style-name="T4">You are able to enrage the public enough to start a rebellion. They fight the Terramagnian Army fearlessly.</text:span></text:p>
      <text:p text:style-name="P1"/>
      <text:p text:style-name="Standard"><text:span text:style-name="T4">Despite many attempts by the army to break the unity of the crowd, the public has had enough.</text:span></text:p>
      <text:p text:style-name="P1"/>
      <text:p text:style-name="Standard"><text:span text:style-name="T4">They won't be ruled by another dictator again, and they make sure that happens by eventually overthrowing Heiltur I.</text:span></text:p>
      <text:p text:style-name="P1"/>
      <text:p text:style-name="Standard"><text:span text:style-name="T4">After the overthrow, educated members of the common people find that the best way to prevent Terramagna from downfall and misery is by establishing a democratic republic, an idea they noticed from the ancient Athlons.</text:span></text:p>
      <text:p text:style-name="P1"/>
      <text:p text:style-name="Standard"><text:span text:style-name="T4">You are elected to be the first elected leader of Terramagna, and you are not given the chance to be a corrupt leader.</text:span></text:p>
      <text:p text:style-name="P1"/>
      <text:p text:style-name="Standard"><text:span text:style-name="T2">ENDING 4</text:span></text:p>
      <text:p text:style-name="P2"/>
      <text:p text:style-name="Standard"><text:span text:style-name="T4">Your plan to cause a public rebellion fails. Eventually, one of your rebels warns your front that soldiers from the Terramagnian army are heading towards your hideout. Your group moves from place to place, and it will be years before another opportunity to dethrone Heiltur I arri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1925in" fo:margin-left="0.8457in" fo:margin-right="0.8457in" fo:background-color="#ffffff" style:writing-mode="lr-tb" style:layout-grid-color="#c0c0c0" style:layout-grid-lines="24911"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51" meta:word-count="1257" meta:character-count="7164" meta:non-whitespace-character-count="5958"/>
    <meta:generator>LibreOfficeDev/6.0.5.2$Linux_X86_64 LibreOffice_project/</meta:generator>
  </office:meta>
</office:document-meta>
</file>